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2000003100002B3400001A5BF4D1BA7C.wmf"/>
  <manifest:file-entry manifest:media-type="image/png" manifest:full-path="Pictures/10000201000000A0000000A061035090.png"/>
  <manifest:file-entry manifest:media-type="image/png" manifest:full-path="Pictures/1000020100000138000000D8C4AD767F.png"/>
  <manifest:file-entry manifest:media-type="" manifest:full-path="Pictures/200000BB000675C000056CA64F132D1B.wmf"/>
  <manifest:file-entry manifest:media-type="" manifest:full-path="Pictures/2000002F00000EFC000006689E5EE85D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339999" draw:textarea-horizontal-align="left" draw:textarea-vertical-align="middle" draw:auto-grow-height="false" fo:padding-top="0.13cm" fo:padding-bottom="0.13cm" fo:padding-left="0.25cm" fo:padding-right="0.25cm" fo:wrap-option="wrap" draw:shadow="hidden" draw:shadow-offset-x="0.3cm" draw:shadow-offset-y="0.3cm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339999" draw:textarea-horizontal-align="left" draw:textarea-vertical-align="middle" draw:auto-grow-height="false" fo:padding-top="0.13cm" fo:padding-bottom="0.13cm" fo:padding-left="0.25cm" fo:padding-right="0.25cm" fo:wrap-option="wrap" draw:shadow="hidden" draw:shadow-offset-x="0.3cm" draw:shadow-offset-y="0.3cm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339999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3cm" draw:shadow-offset-y="0.3cm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7cm" draw:marker-start-width="0.305cm" draw:marker-end-width="0.305cm" draw:textarea-horizontal-align="center" draw:textarea-vertical-align="middle" fo:padding-top="0.16cm" fo:padding-bottom="0.16cm" fo:padding-left="0.285cm" fo:padding-right="0.285cm"/>
    </style:style>
    <style:style style:name="gr9" style:family="graphic" style:parent-style-name="standard">
      <style:graphic-properties svg:stroke-width="0.07cm" svg:stroke-color="#c01238" draw:marker-start-width="0.305cm" draw:marker-end-width="0.305cm" draw:textarea-horizontal-align="center" draw:textarea-vertical-align="middle" fo:padding-top="0.16cm" fo:padding-bottom="0.16cm" fo:padding-left="0.285cm" fo:padding-right="0.285cm"/>
    </style:style>
    <style:style style:name="gr1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339999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3cm" draw:shadow-offset-y="0.3cm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text:enable-numbering="false"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style:text-properties style:text-underline-style="solid" style:text-underline-width="auto" style:text-underline-color="font-color"/>
    </style:style>
    <style:style style:name="P4" style:family="paragraph">
      <style:text-properties fo:font-family="'Linux Biolinum O'" style:font-pitch="variable"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style:text-properties fo:font-family="'Linux Libertine O'" style:font-pitch="variable" fo:font-weight="bold" style:font-weight-asian="bold" style:font-weight-complex="bold"/>
    </style:style>
    <style:style style:name="P6" style:family="paragraph">
      <style:text-properties fo:font-family="'Linux Libertine O'" style:font-pitch="variable"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family="'Linux Libertine O'" style:font-pitch="variable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family="'Linux Biolinum O'" style:font-pitch="variable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family="'Linux Libertine O'" style:font-pitch="variable" fo:font-weight="bold" style:font-weight-asian="bold" style:font-weight-complex="bold"/>
    </style:style>
    <style:style style:name="T3" style:family="text">
      <style:text-properties fo:font-family="'Linux Libertine O'" style:font-pitch="variable"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family="'Linux Libertine O'" style:font-style-name="Regular" fo:font-weight="bold" style:font-family-asian="'Linux Libertine O'" style:font-style-name-asian="Regular" style:font-weight-asian="bold" style:font-family-complex="'Linux Libertine O'" style:font-style-name-complex="Regular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cm" svg:height="2.41cm" svg:x="11.775cm" svg:y="3.09cm">
          <draw:image xlink:href="Pictures/2000003100002B3400001A5BF4D1BA7C.wmf" xlink:type="simple" xlink:show="embed" xlink:actuate="onLoad">
            <text:p/>
          </draw:image>
        </draw:frame>
        <draw:frame draw:style-name="gr2" draw:text-style-name="P1" draw:layer="layout" svg:width="4cm" svg:height="2.41cm" svg:x="3.375cm" svg:y="3.09cm">
          <draw:image xlink:href="Pictures/2000003100002B3400001A5BF4D1BA7C.wmf" xlink:type="simple" xlink:show="embed" xlink:actuate="onLoad">
            <text:p/>
          </draw:image>
        </draw:frame>
        <draw:frame draw:style-name="gr3" draw:text-style-name="P1" draw:layer="layout" svg:width="2cm" svg:height="1.68cm" svg:x="4.325cm" svg:y="7.325cm">
          <draw:image xlink:href="Pictures/200000BB000675C000056CA64F132D1B.wmf" xlink:type="simple" xlink:show="embed" xlink:actuate="onLoad">
            <text:p/>
          </draw:image>
        </draw:frame>
        <draw:frame draw:style-name="gr4" draw:text-style-name="P1" draw:layer="layout" svg:width="2.5cm" svg:height="1.07cm" svg:x="4.25cm" svg:y="5.305cm">
          <draw:image xlink:href="Pictures/2000002F00000EFC000006689E5EE85D.wmf" xlink:type="simple" xlink:show="embed" xlink:actuate="onLoad">
            <text:p/>
          </draw:image>
        </draw:frame>
        <draw:frame draw:style-name="gr5" draw:text-style-name="P2" draw:layer="layout" svg:width="3.5cm" svg:height="3.5cm" svg:x="11.025cm" svg:y="4.75cm">
          <draw:image xlink:href="Pictures/10000201000000A0000000A061035090.png" xlink:type="simple" xlink:show="embed" xlink:actuate="onLoad">
            <text:p/>
          </draw:image>
        </draw:frame>
        <draw:frame draw:style-name="gr6" draw:text-style-name="P4" draw:layer="layout" svg:width="5.472cm" svg:height="0.975cm" svg:x="2.875cm" svg:y="1.9cm">
          <draw:text-box>
            <text:p text:style-name="P3"><text:span text:style-name="T1">Topologie logique</text:span></text:p>
          </draw:text-box>
        </draw:frame>
        <draw:frame draw:style-name="gr7" draw:text-style-name="P1" draw:layer="layout" svg:width="2cm" svg:height="1.68cm" svg:x="4.425cm" svg:y="11.025cm">
          <draw:image xlink:href="Pictures/200000BB000675C000056CA64F132D1B.wmf" xlink:type="simple" xlink:show="embed" xlink:actuate="onLoad">
            <text:p/>
          </draw:image>
        </draw:frame>
        <draw:line draw:style-name="gr8" draw:text-style-name="P2" draw:layer="layout" svg:x1="5.35cm" svg:y1="6.375cm" svg:x2="5.375cm" svg:y2="7.375cm">
          <text:p/>
        </draw:line>
        <draw:g>
          <draw:line draw:style-name="gr9" draw:text-style-name="P2" draw:layer="layout" svg:x1="5.175cm" svg:y1="9.025cm" svg:x2="5.675cm" svg:y2="10.025cm">
            <text:p/>
          </draw:line>
          <draw:line draw:style-name="gr9" draw:text-style-name="P2" draw:layer="layout" svg:x1="5.675cm" svg:y1="10cm" svg:x2="5.175cm" svg:y2="10cm">
            <text:p/>
          </draw:line>
          <draw:line draw:style-name="gr9" draw:text-style-name="P2" draw:layer="layout" svg:x1="5.175cm" svg:y1="10.025cm" svg:x2="5.675cm" svg:y2="11.025cm">
            <text:p/>
          </draw:line>
        </draw:g>
        <draw:line draw:style-name="gr8" draw:text-style-name="P2" draw:layer="layout" svg:x1="5.375cm" svg:y1="12.725cm" svg:x2="5.375cm" svg:y2="13.75cm">
          <text:p/>
        </draw:line>
        <draw:frame draw:style-name="gr10" draw:text-style-name="P1" draw:layer="layout" svg:width="2.5cm" svg:height="1.07cm" svg:x="4.075cm" svg:y="13.675cm">
          <draw:image xlink:href="Pictures/2000002F00000EFC000006689E5EE85D.wmf" xlink:type="simple" xlink:show="embed" xlink:actuate="onLoad">
            <text:p/>
          </draw:image>
        </draw:frame>
        <draw:frame draw:style-name="gr6" draw:text-style-name="P5" draw:layer="layout" svg:width="1.632cm" svg:height="0.975cm" svg:x="6.25cm" svg:y="7.875cm">
          <draw:text-box>
            <text:p text:style-name="P5"><text:span text:style-name="T2">Hub</text:span></text:p>
          </draw:text-box>
        </draw:frame>
        <draw:frame draw:style-name="gr6" draw:text-style-name="P6" draw:layer="layout" svg:width="2.085cm" svg:height="0.975cm" svg:x="6.25cm" svg:y="11.5cm">
          <draw:text-box>
            <text:p text:style-name="P5"><text:span text:style-name="T2">Spoke</text:span></text:p>
          </draw:text-box>
        </draw:frame>
        <draw:frame draw:style-name="gr6" draw:text-style-name="P7" draw:layer="layout" svg:width="1.463cm" svg:height="0.819cm" svg:x="5.375cm" svg:y="12.7cm">
          <draw:text-box>
            <text:p text:style-name="P7"><text:span text:style-name="T3">LAN</text:span></text:p>
          </draw:text-box>
        </draw:frame>
        <draw:frame draw:style-name="gr6" draw:text-style-name="P7" draw:layer="layout" svg:width="1.463cm" svg:height="0.819cm" svg:x="5.4cm" svg:y="6.4cm">
          <draw:text-box>
            <text:p text:style-name="P7"><text:span text:style-name="T3">LAN</text:span></text:p>
          </draw:text-box>
        </draw:frame>
        <draw:frame draw:style-name="gr6" draw:text-style-name="P7" draw:layer="layout" svg:width="1.662cm" svg:height="0.819cm" svg:x="5.425cm" svg:y="9.325cm">
          <draw:text-box>
            <text:p text:style-name="P7"><text:span text:style-name="T3">WAN</text:span></text:p>
          </draw:text-box>
        </draw:frame>
        <draw:frame draw:style-name="gr6" draw:text-style-name="P4" draw:layer="layout" svg:width="5.751cm" svg:height="0.975cm" svg:x="11.575cm" svg:y="1.901cm">
          <draw:text-box>
            <text:p text:style-name="P3"><text:span text:style-name="T1">Topologie virtuelle</text:span></text:p>
          </draw:text-box>
        </draw:frame>
        <draw:frame draw:style-name="gr5" draw:text-style-name="P2" draw:layer="layout" svg:width="8.805cm" svg:height="6.095cm" svg:x="10.175cm" svg:y="4.78cm">
          <draw:image xlink:href="Pictures/1000020100000138000000D8C4AD767F.png" xlink:type="simple" xlink:show="embed" xlink:actuate="onLoad">
            <text:p/>
          </draw:image>
        </draw:frame>
        <draw:line draw:style-name="gr8" draw:text-style-name="P2" draw:layer="layout" svg:x1="15.75cm" svg:y1="7.5cm" svg:x2="16.425cm" svg:y2="8.625cm">
          <text:p/>
        </draw:line>
        <draw:frame draw:style-name="gr6" draw:text-style-name="P5" draw:layer="layout" svg:width="4.019cm" svg:height="0.975cm" svg:x="13.833cm" svg:y="5.625cm">
          <draw:text-box>
            <text:p text:style-name="P5"><text:span text:style-name="T2">Système h</text:span><text:span text:style-name="T4">ô</text:span><text:span text:style-name="T2">te</text:span></text:p>
          </draw:text-box>
        </draw:frame>
        <draw:frame draw:style-name="gr11" draw:text-style-name="P1" draw:layer="layout" svg:width="2cm" svg:height="1.68cm" svg:x="15.7cm" svg:y="8.625cm">
          <draw:image xlink:href="Pictures/200000BB000675C000056CA64F132D1B.wmf" xlink:type="simple" xlink:show="embed" xlink:actuate="onLoad">
            <text:p/>
          </draw:image>
        </draw:frame>
        <draw:line draw:style-name="gr8" draw:text-style-name="P2" draw:layer="layout" svg:x1="14.55cm" svg:y1="7.5cm" svg:x2="13.175cm" svg:y2="11cm">
          <text:p/>
        </draw:line>
        <draw:frame draw:style-name="gr12" draw:text-style-name="P1" draw:layer="layout" svg:width="2cm" svg:height="1.68cm" svg:x="11.8cm" svg:y="11.07cm">
          <draw:image xlink:href="Pictures/200000BB000675C000056CA64F132D1B.wmf" xlink:type="simple" xlink:show="embed" xlink:actuate="onLoad">
            <text:p/>
          </draw:image>
        </draw:frame>
        <draw:line draw:style-name="gr9" draw:text-style-name="P2" draw:layer="layout" svg:x1="15.4cm" svg:y1="7.5cm" svg:x2="16.05cm" svg:y2="8.75cm">
          <text:p/>
        </draw:line>
        <draw:line draw:style-name="gr9" draw:text-style-name="P2" draw:layer="layout" svg:x1="14.925cm" svg:y1="7.5cm" svg:x2="13.55cm" svg:y2="11.125cm">
          <text:p/>
        </draw:line>
        <draw:frame draw:style-name="gr6" draw:text-style-name="P7" draw:layer="layout" svg:width="1.662cm" svg:height="0.819cm" svg:x="13.821cm" svg:y="9.65cm">
          <draw:text-box>
            <text:p text:style-name="P7"><text:span text:style-name="T3">WAN</text:span></text:p>
          </draw:text-box>
        </draw:frame>
        <draw:frame draw:style-name="gr6" draw:text-style-name="P7" draw:layer="layout" svg:width="1.463cm" svg:height="0.819cm" svg:x="12.475cm" svg:y="8.025cm">
          <draw:text-box>
            <text:p text:style-name="P7"><text:span text:style-name="T3">LAN</text:span></text:p>
          </draw:text-box>
        </draw:frame>
        <draw:frame draw:style-name="gr6" draw:text-style-name="P7" draw:layer="layout" svg:width="1.463cm" svg:height="0.819cm" svg:x="16.075cm" svg:y="7.625cm">
          <draw:text-box>
            <text:p text:style-name="P7"><text:span text:style-name="T3">LAN</text:span></text:p>
          </draw:text-box>
        </draw:frame>
        <draw:frame draw:style-name="gr6" draw:text-style-name="P5" draw:layer="layout" svg:width="2.085cm" svg:height="0.975cm" svg:x="13.675cm" svg:y="11.5cm">
          <draw:text-box>
            <text:p text:style-name="P5"><text:span text:style-name="T2">Spoke</text:span></text:p>
          </draw:text-box>
        </draw:frame>
        <draw:frame draw:style-name="gr6" draw:text-style-name="P5" draw:layer="layout" svg:width="1.632cm" svg:height="0.975cm" svg:x="17.55cm" svg:y="9.125cm">
          <draw:text-box>
            <text:p text:style-name="P5"><text:span text:style-name="T2">Hu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creation-date>2010-11-12T11:57:45</meta:creation-date>
    <dc:date>2010-11-12T12:29:41</dc:date>
    <meta:editing-duration>PT00H31M57S</meta:editing-duration>
    <meta:editing-cycles>5</meta:editing-cycles>
    <meta:generator>OpenOffice.org/3.2$Unix OpenOffice.org_project/320m19$Build-9505</meta:generator>
    <meta:document-statistic meta:object-count="33"/>
  </office:meta>
</office:document-meta>
</file>